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73F000004981BFBCD8E.png" manifest:media-type="image/png"/>
  <manifest:file-entry manifest:full-path="Pictures/10000201000003E8000003E88F2E5BD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cm, 2.641cm, 6.6cm, 3.96cm)" draw:image-opacity="100%" style:mirror="none"/>
    </style:style>
    <style:style style:name="gr2" style:family="graphic" style:parent-style-name="objectwithoutfill">
      <style:graphic-properties svg:stroke-width="0.4cm" svg:stroke-color="#ff3333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draw:stroke="none" svg:stroke-width="0.2cm" svg:stroke-color="#000000" draw:marker-start-width="0.5cm" draw:marker-end="Arrow" draw:marker-end-width="0.5cm" draw:fill="none" draw:fill-color="#ffffff" draw:auto-grow-height="true" draw:auto-grow-width="false" fo:max-height="0cm" fo:min-height="1.58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marker-start-width="0.5cm" draw:marker-end="Arrow" draw:marker-end-width="0.5cm" draw:fill="none" draw:fill-color="#ffffff" draw:auto-grow-height="true" draw:auto-grow-width="false" fo:max-height="0cm" fo:min-height="1.98cm" fo:padding-top="0.225cm" fo:padding-bottom="0.225cm" fo:padding-left="0.35cm" fo:padding-right="0.35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31cm, 3.429cm, 2.183cm, 16.351cm)" draw:image-opacity="100%" style:mirror="none"/>
    </style:style>
    <style:style style:name="gr7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opacity="0%" draw:opacity="0%" draw:opacity-name="" draw:textarea-horizontal-align="justify" draw:textarea-vertical-align="middle" draw:auto-grow-height="false" fo:min-height="0.95cm" fo:min-width="0.7cm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svg:stroke-opacity="100%" draw:opacity="0%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7cm" fo:min-width="0cm"/>
    </style:style>
    <style:style style:name="gr16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7" style:family="graphic" style:parent-style-name="objectwithoutfill">
      <style:graphic-properties svg:stroke-width="0.3cm" svg:stroke-color="#c5000b" draw:marker-end="Arrow" draw:marker-end-width="0.9cm" draw:fill="none" draw:fill-color="#c5000b" draw:textarea-vertical-align="middle" fo:padding-top="0.275cm" fo:padding-bottom="0.275cm" fo:padding-left="0.4cm" fo:padding-right="0.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66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color="#ff3333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color="#ff3333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4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5.689cm" svg:height="10.469cm" draw:transform="rotate (-3.14159265358979) translate (23.8cm 14.669cm)">
            <draw:image xlink:href="Pictures/10000201000003E8000003E88F2E5BDF.png" xlink:type="simple" xlink:show="embed" xlink:actuate="onLoad">
              <text:p/>
            </draw:image>
          </draw:frame>
          <draw:line draw:style-name="gr2" draw:text-style-name="P1" draw:layer="layout" svg:x1="13.2cm" svg:y1="4.77cm" svg:x2="13.2cm" svg:y2="7.37cm">
            <text:p/>
          </draw:line>
          <draw:frame draw:style-name="gr3" draw:text-style-name="P2" draw:layer="layout" svg:width="4.7cm" svg:height="2.03cm" svg:x="15.1cm" svg:y="10.4cm">
            <draw:text-box>
              <text:p text:style-name="P1"><text:span text:style-name="T1">Pin 1</text:span></text:p>
            </draw:text-box>
          </draw:frame>
          <draw:line draw:style-name="gr2" draw:text-style-name="P1" draw:layer="layout" svg:x1="17.2cm" svg:y1="10.6cm" svg:x2="17.2cm" svg:y2="8.4cm">
            <text:p/>
          </draw:line>
          <draw:frame draw:style-name="gr4" draw:text-style-name="P3" draw:layer="layout" svg:width="6.2cm" svg:height="2.43cm" svg:x="7.2cm" svg:y="5.37cm">
            <draw:text-box>
              <text:p text:style-name="P1"><text:span text:style-name="T1">Pin 26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1" draw:layer="layout" svg:width="18.8cm" svg:height="15.4cm" svg:x="3.4cm" svg:y="2.8cm">
          <draw:image xlink:href="Pictures/100002010000073F000004981BFBCD8E.png" xlink:type="simple" xlink:show="embed" xlink:actuate="onLoad">
            <text:p/>
          </draw:image>
        </draw:frame>
        <draw:g>
          <draw:line draw:style-name="gr7" draw:text-style-name="P1" draw:layer="layout" svg:x1="12.4cm" svg:y1="9.476cm" svg:x2="14.142cm" svg:y2="8.1cm">
            <text:p/>
          </draw:line>
          <draw:line draw:style-name="gr8" draw:text-style-name="P1" draw:layer="layout" svg:x1="12.4cm" svg:y1="9.5cm" svg:x2="10.8cm" svg:y2="8.2cm">
            <text:p/>
          </draw:line>
          <draw:line draw:style-name="gr8" draw:text-style-name="P1" draw:layer="layout" svg:x1="12.4cm" svg:y1="9.5cm" svg:x2="12.4cm" svg:y2="7cm">
            <text:p/>
          </draw:line>
          <draw:custom-shape draw:style-name="gr9" draw:text-style-name="P1" draw:layer="layout" svg:width="1.2cm" svg:height="1.2cm" svg:x="14cm" svg:y="7.6cm">
            <text:p text:style-name="P1">X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cm" svg:height="1.2cm" svg:x="9.8cm" svg:y="7.2cm">
            <text:p text:style-name="P1">Y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cm" svg:height="1.2cm" svg:x="11.8cm" svg:y="6cm">
            <text:p text:style-name="P1">Z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g>
            <draw:custom-shape draw:style-name="gr10" draw:text-style-name="P1" draw:layer="layout" svg:width="8.225cm" svg:height="0.555cm" draw:transform="skewX (-0.00174532925199427) rotate (1.0471975511966) translate (5.297cm 10.323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556cm" svg:height="1.588cm" draw:transform="rotate (1.0471975511966) translate (6.404cm 7.28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176cm" svg:height="1.588cm" draw:transform="rotate (1.0471975511966) translate (8.15cm 4.394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175cm" svg:height="1.588cm" draw:transform="skewX (0.000698131700797673) rotate (1.0471975511966) translate (5cm 9.696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" draw:layer="layout" svg:width="8.225cm" svg:height="0.555cm" draw:transform="skewX (-0.00174532925199432) rotate (-1.0471975511966) translate (18.284cm 3.199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556cm" svg:height="1.588cm" draw:transform="rotate (-1.0471975511966) translate (20.366cm 5.68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176cm" svg:height="1.588cm" draw:transform="rotate (-1.0471975511966) translate (21.992cm 8.634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175cm" svg:height="1.588cm" draw:transform="skewX (0.000698131700797788) rotate (-1.0471975511966) translate (18.976cm 3.255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" draw:layer="layout" svg:width="8.225cm" svg:height="0.555cm" draw:transform="skewX (-0.00174532925199433) translate (9.6cm 17.1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" draw:layer="layout" svg:width="1.556cm" svg:height="1.588cm" svg:x="12.789cm" svg:y="16.6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" draw:layer="layout" svg:width="1.176cm" svg:height="1.588cm" svg:x="16.161cm" svg:y="16.6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" draw:layer="layout" svg:width="1.175cm" svg:height="1.588cm" draw:transform="skewX (0.000698131700797732) translate (9.994cm 16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2" draw:text-style-name="P1" draw:layer="layout" svg:width="18cm" svg:height="18cm" svg:x="4.82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9.891cm" svg:y1="3cm" svg:x2="11.291cm" svg:y2="0.8cm">
            <text:p/>
          </draw:line>
          <draw:line draw:style-name="gr14" draw:text-style-name="P1" draw:layer="layout" svg:x1="8.149cm" svg:y1="3.799cm" svg:x2="6.71cm" svg:y2="2.968cm">
            <text:p/>
          </draw:line>
          <draw:frame draw:style-name="gr15" draw:text-style-name="P4" draw:layer="layout" svg:width="4.4cm" svg:height="3.041cm" svg:x="2.6cm" svg:y="1.413cm">
            <draw:text-box>
              <text:p text:style-name="P4"><text:span text:style-name="T2">Roller Velocity (V</text:span><text:span text:style-name="T3">R</text:span><text:span text:style-name="T4">)</text:span></text:p>
            </draw:text-box>
          </draw:frame>
          <draw:line draw:style-name="gr16" draw:text-style-name="P1" draw:layer="layout" svg:x1="13.8cm" svg:y1="7.731cm" svg:x2="13.8cm" svg:y2="3.531cm">
            <text:p/>
          </draw:line>
          <draw:frame draw:style-name="gr15" draw:text-style-name="P4" draw:layer="layout" svg:width="4.4cm" svg:height="2.855cm" svg:x="14cm" svg:y="4.545cm">
            <draw:text-box>
              <text:p text:style-name="P4"><text:span text:style-name="T2">Forward</text:span></text:p>
              <text:p text:style-name="P4"><text:span text:style-name="T2">Velocity</text:span></text:p>
              <text:p text:style-name="P4"><text:span text:style-name="T2">(V)</text:span></text:p>
            </draw:text-box>
          </draw:frame>
          <draw:frame draw:style-name="gr15" draw:text-style-name="P4" draw:layer="layout" svg:width="4.4cm" svg:height="3.041cm" svg:x="10.6cm" svg:y="1.6cm">
            <draw:text-box>
              <text:p text:style-name="P4"><text:span text:style-name="T2">Wheel Velocity</text:span></text:p>
              <text:p text:style-name="P4"><text:span text:style-name="T2">(V</text:span><text:span text:style-name="T3">w</text:span><text:span text:style-name="T4">)</text:span></text:p>
            </draw:text-box>
          </draw:frame>
          <draw:line draw:style-name="gr17" draw:text-style-name="P1" draw:layer="layout" svg:x1="13.83cm" svg:y1="11.33cm" svg:x2="13.83cm" svg:y2="8.93cm">
            <text:p/>
          </draw:line>
          <draw:line draw:style-name="gr17" draw:text-style-name="P1" draw:layer="layout" svg:x1="14cm" svg:y1="11.2cm" svg:x2="11.4cm" svg:y2="11.2cm">
            <text:p/>
          </draw:line>
          <draw:frame draw:style-name="gr15" draw:text-style-name="P5" draw:layer="layout" svg:width="4.4cm" svg:height="2.787cm" svg:x="14.4cm" svg:y="9.2cm">
            <draw:text-box>
              <text:p text:style-name="P5"><text:span text:style-name="T5">X</text:span></text:p>
            </draw:text-box>
          </draw:frame>
          <draw:frame draw:style-name="gr15" draw:text-style-name="P5" draw:layer="layout" svg:width="4.4cm" svg:height="2.787cm" svg:x="10.8cm" svg:y="11.213cm">
            <draw:text-box>
              <text:p text:style-name="P5"><text:span text:style-name="T5">Y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22:09:58.786266289</meta:creation-date>
    <dc:date>2018-08-06T19:31:36.442171525</dc:date>
    <meta:editing-duration>PT25M16S</meta:editing-duration>
    <meta:editing-cycles>7</meta:editing-cycles>
    <meta:generator>LibreOffice/4.2.8.2$Linux_x86 LibreOffice_project/420m0$Build-2</meta:generator>
    <meta:document-statistic meta:object-count="68"/>
  </office:meta>
</office:document-meta>
</file>